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282168" officeooo:paragraph-rsid="00282168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1">
      <style:text-properties style:font-name="Arial" officeooo:rsid="00282168" officeooo:paragraph-rsid="00282168"/>
    </style:style>
    <style:style style:name="P5" style:family="paragraph" style:parent-style-name="Text_20_body">
      <style:text-properties style:font-name="Arial" fo:language="en" fo:country="US" officeooo:rsid="002b61ff" officeooo:paragraph-rsid="0029c368"/>
    </style:style>
    <style:style style:name="T1" style:family="text">
      <style:text-properties officeooo:rsid="0021ad07"/>
    </style:style>
    <style:style style:name="T2" style:family="text">
      <style:text-properties officeooo:rsid="00233f3f"/>
    </style:style>
    <style:style style:name="T3" style:family="text">
      <style:text-properties officeooo:rsid="0029c3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itam-se voluntários e volunt<text:span text:style-name="T1">á</text:span>ri<text:span text:style-name="T1">a</text:span>s para quem compreenda o carisma desta missão. Neste momento temos vagas de:</text:p>
      <text:p text:style-name="P1"/>
      <text:list xml:id="list200481201508657428" text:style-name="L1">
        <text:list-item>
          <text:p text:style-name="P3">Advogado (com experiência em organizações sem fins lucrativos)</text:p>
        </text:list-item>
      </text:list>
      <text:p text:style-name="P2"/>
      <text:list xml:id="list212105422286931" text:continue-numbering="true" text:style-name="L1">
        <text:list-item>
          <text:p text:style-name="P4">Engenheiro electrónico (para a construção do robô) </text:p>
          <text:p text:style-name="P4"/>
        </text:list-item>
        <text:list-item>
          <text:p text:style-name="P4">Biólogo </text:p>
        </text:list-item>
      </text:list>
      <text:p text:style-name="P1"/>
      <text:list xml:id="list212106534654740" text:continue-numbering="true" text:style-name="L1">
        <text:list-item>
          <text:p text:style-name="P3">Contabilista (com experiência em organizações sem fins lucrativos)</text:p>
        </text:list-item>
      </text:list>
      <text:p text:style-name="P1"/>
      <text:list xml:id="list212105581939029" text:continue-numbering="true" text:style-name="L1">
        <text:list-item>
          <text:p text:style-name="P3">Outras funções (pessoas que tenham bastante vontade de ajudar outras que não têm nada)</text:p>
        </text:list-item>
      </text:list>
      <text:p text:style-name="P1"/>
      <text:p text:style-name="P1">Pessoas interessadas por favor comunicar para o email <text:a xlink:type="simple" xlink:href="mailto:foundationmissionsave@gmail.com" text:style-name="Internet_20_link" text:visited-style-name="Visited_20_Internet_20_Link">foundationmissionsave@gmail.co</text:a><text:a xlink:type="simple" xlink:href="mailto:foundationmissionsave@gmail.com" text:style-name="Internet_20_link" text:visited-style-name="Visited_20_Internet_20_Link"><text:span text:style-name="T2">m</text:span></text:a></text:p>
      <text:p text:style-name="P5">Contact<text:span text:style-name="T3">o</text:span> +3519123590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8-09-30T21:21:05.042780965</dc:date>
    <meta:editing-duration>PT3H5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1" meta:character-count="497" meta:non-whitespace-character-count="438"/>
  </office:meta>
</office:document-meta>
</file>